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000000"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office:value-type="date" office:date-value="2015-02-18">
            <text:p>02/18/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15-02-19">
            <text:p>02/19/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15-02-20">
            <text:p>02/20/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15-02-21">
            <text:p>02/21/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15-02-22">
            <text:p>02/22/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15-02-23">
            <text:p>02/23/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15-02-24">
            <text:p>02/24/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15-02-25">
            <text:p>02/25/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15-02-26">
            <text:p>02/26/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15-02-27">
            <text:p>02/27/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15-02-28">
            <text:p>02/28/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5-03-01">
            <text:p>03/01/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5-03-02">
            <text:p>03/02/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15-03-03">
            <text:p>03/03/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15-03-04">
            <text:p>03/04/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15-03-05">
            <text:p>03/05/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15-03-06">
            <text:p>03/06/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15-03-07">
            <text:p>03/07/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15-03-08">
            <text:p>03/08/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15-03-09">
            <text:p>03/09/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15-03-10">
            <text:p>03/10/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15-03-11">
            <text:p>03/11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15-03-12">
            <text:p>03/12/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15-03-13">
            <text:p>03/13/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15-03-14">
            <text:p>03/14/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15-03-15">
            <text:p>03/15/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15-03-16">
            <text:p>03/16/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15-03-17">
            <text:p>03/17/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15-03-18">
            <text:p>03/18/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15-03-19">
            <text:p>03/19/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15-03-20">
            <text:p>03/20/1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15-03-21">
            <text:p>03/21/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15-03-22">
            <text:p>03/22/1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15-03-23">
            <text:p>03/23/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15-03-24">
            <text:p>03/24/1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15-03-25">
            <text:p>03/25/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15-03-26">
            <text:p>03/26/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15-03-27">
            <text:p>03/27/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15-03-28">
            <text:p>03/28/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15-03-29">
            <text:p>03/29/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15-03-30">
            <text:p>03/30/1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15-03-31">
            <text:p>03/31/1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15-04-01">
            <text:p>04/01/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15-04-02">
            <text:p>04/02/1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15-04-03">
            <text:p>04/03/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15-04-04">
            <text:p>04/04/15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otal</text:p>
          </table:table-cell>
          <table:table-cell office:value-type="string">
            <text:p>Not specific</text:p>
          </table:table-cell>
          <table:table-cell office:value-type="string">
            <text:p>Insightful</text:p>
          </table:table-cell>
          <table:table-cell office:value-type="string">
            <text:p>I liked it</text:p>
          </table:table-cell>
          <table:table-cell office:value-type="string">
            <text:p>Content</text:p>
          </table:table-cell>
        </table:table-row>
        <table:table-row table:style-name="ro1">
          <table:table-cell table:formula="of:=SUM([.B2:.D2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1. Forgave someone today</text:p>
          </table:table-cell>
        </table:table-row>
        <table:table-row table:style-name="ro1">
          <table:table-cell table:formula="of:=SUM([.B3:.D3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2. Smiled at a stranger ( being pleasant)</text:p>
          </table:table-cell>
        </table:table-row>
        <table:table-row table:style-name="ro2">
          <table:table-cell table:formula="of:=SUM([.B4:.D4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. Sacrificed my favourite food/ TV show/ Mobile</text:p>
          </table:table-cell>
        </table:table-row>
        <table:table-row table:style-name="ro1">
          <table:table-cell table:formula="of:=SUM([.B5:.D5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5. Went for weekday mass</text:p>
          </table:table-cell>
        </table:table-row>
        <table:table-row table:style-name="ro1">
          <table:table-cell table:formula="of:=SUM([.B6:.D6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6. Wished/ kissed / hugged my parents and siblings</text:p>
          </table:table-cell>
        </table:table-row>
        <table:table-row table:style-name="ro2">
          <table:table-cell table:formula="of:=SUM([.B7:.D7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stopped myself from doing smthng dat was bad... which I would have done out of my habit....</text:p>
          </table:table-cell>
        </table:table-row>
        <table:table-row table:style-name="ro2">
          <table:table-cell table:formula="of:=SUM([.B8:.D8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sacrificed smthng for my fellow beings... I stopped being lavish...</text:p>
          </table:table-cell>
        </table:table-row>
        <table:table-row table:style-name="ro1">
          <table:table-cell table:formula="of:=SUM([.B9:.D9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prayed for my friend</text:p>
          </table:table-cell>
        </table:table-row>
        <table:table-row table:style-name="ro2">
          <table:table-cell table:formula="of:=SUM([.B10:.D10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ompensated for someone else's shortcoming and didn't murmur</text:p>
          </table:table-cell>
        </table:table-row>
        <table:table-row table:style-name="ro1">
          <table:table-cell table:formula="of:=SUM([.B11:.D11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aily rosary - A decade of rosary</text:p>
          </table:table-cell>
        </table:table-row>
        <table:table-row table:style-name="ro1">
          <table:table-cell table:formula="of:=SUM([.B12:.D12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id something to remember/reflect on the Passion/Jesus' suffering</text:p>
          </table:table-cell>
        </table:table-row>
        <table:table-row table:style-name="ro1">
          <table:table-cell table:formula="of:=SUM([.B13:.D13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aid “Thank You Jesus” even when something didn't go as I planned.</text:p>
          </table:table-cell>
        </table:table-row>
        <table:table-row table:style-name="ro1">
          <table:table-cell table:formula="of:=SUM([.B14:.D14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xamine conscience/ Confession</text:p>
          </table:table-cell>
        </table:table-row>
        <table:table-row table:style-name="ro1">
          <table:table-cell table:formula="of:=SUM([.B15:.D15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ray for someone who has hurt me or who I have hurt.</text:p>
          </table:table-cell>
        </table:table-row>
        <table:table-row table:style-name="ro1">
          <table:table-cell table:formula="of:=SUM([.B16:.D16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ay thank you for the blessings given to others, especially those I am tempted to envy.</text:p>
          </table:table-cell>
        </table:table-row>
        <table:table-row table:style-name="ro2">
          <table:table-cell table:formula="of:=SUM([.B17:.D17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hile travelling said small prayers </text:p>
          </table:table-cell>
        </table:table-row>
        <table:table-row table:style-name="ro1">
          <table:table-cell table:formula="of:=SUM([.B18:.D18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limited my media involvement</text:p>
          </table:table-cell>
        </table:table-row>
        <table:table-row table:style-name="ro2">
          <table:table-cell table:formula="of:=SUM([.B19:.D19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ead some specific chapters/passages of the Bible and commited it to memory over some days</text:p>
          </table:table-cell>
        </table:table-row>
        <table:table-row table:style-name="ro1">
          <table:table-cell table:formula="of:=SUM([.B20:.D20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ound time for reflection today, I increase my quiet time with God</text:p>
          </table:table-cell>
        </table:table-row>
        <table:table-row table:style-name="ro1">
          <table:table-cell table:formula="of:=SUM([.B21:.D21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Give a lending ear to a friend</text:p>
          </table:table-cell>
        </table:table-row>
        <table:table-row table:style-name="ro1">
          <table:table-cell table:formula="of:=SUM([.B22:.D22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try not to sin or fall to temptation</text:p>
          </table:table-cell>
        </table:table-row>
        <table:table-row table:style-name="ro1">
          <table:table-cell table:formula="of:=SUM([.B23:.D23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say "sorry" to someone I have offended</text:p>
          </table:table-cell>
        </table:table-row>
        <table:table-row table:style-name="ro1">
          <table:table-cell table:formula="of:=SUM([.B24:.D24])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onsciously checked any offensive words</text:p>
          </table:table-cell>
        </table:table-row>
        <table:table-row table:style-name="ro1">
          <table:table-cell table:formula="of:=SUM([.B25:.D25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. Spoke to my enemy</text:p>
          </table:table-cell>
        </table:table-row>
        <table:table-row table:style-name="ro1">
          <table:table-cell table:formula="of:=SUM([.B26:.D26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* I said an extra prayer</text:p>
          </table:table-cell>
        </table:table-row>
        <table:table-row table:style-name="ro1">
          <table:table-cell table:formula="of:=SUM([.B27:.D27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ad the Bible, I read a chapter of a gospel per day</text:p>
          </table:table-cell>
        </table:table-row>
        <table:table-row table:style-name="ro2">
          <table:table-cell table:formula="of:=SUM([.B28:.D28]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avoided watching my favourite TV shows</text:p>
          </table:table-cell>
        </table:table-row>
        <table:table-row table:style-name="ro1">
          <table:table-cell table:formula="of:=SUM([.B29:.D29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o offline (without media) once a week</text:p>
          </table:table-cell>
        </table:table-row>
        <table:table-row table:style-name="ro2">
          <table:table-cell table:formula="of:=SUM([.B30:.D30]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decrease the amount of my favourite food </text:p>
          </table:table-cell>
        </table:table-row>
        <table:table-row table:style-name="ro1">
          <table:table-cell table:formula="of:=SUM([.B31:.D31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 wish to grow closer to God</text:p>
          </table:table-cell>
        </table:table-row>
        <table:table-row table:style-name="ro2">
          <table:table-cell table:formula="of:=SUM([.B32:.D32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olunteer in charity events/organisations</text:p>
          </table:table-cell>
        </table:table-row>
        <table:table-row table:style-name="ro1">
          <table:table-cell table:formula="of:=SUM([.B33:.D33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got up on time without hitting the snooze button today' - though this comes under 'I did something good that was hard for me to do.' :-)</text:p>
          </table:table-cell>
        </table:table-row>
        <table:table-row table:style-name="ro1">
          <table:table-cell table:formula="of:=SUM([.B34:.D34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saved water by closing a pipe that was opened by somebody else</text:p>
          </table:table-cell>
        </table:table-row>
        <table:table-row table:style-name="ro1">
          <table:table-cell table:formula="of:=SUM([.B35:.D35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ve up your seat in the MRT to those who need it more</text:p>
          </table:table-cell>
        </table:table-row>
        <table:table-row table:style-name="ro1">
          <table:table-cell table:formula="of:=SUM([.B36:.D36])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attend extra masses 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Color</text:p>
          </table:table-cell>
          <table:table-cell office:value-type="string">
            <text:p>Virtue</text:p>
          </table:table-cell>
          <table:table-cell office:value-type="string">
            <text:p>Action</text:p>
          </table:table-cell>
          <table:table-cell table:number-columns-repeated="10"/>
        </table:table-row>
        <table:table-row table:style-name="ro1">
          <table:table-cell office:value-type="string">
            <text:p>indigo</text:p>
          </table:table-cell>
          <table:table-cell office:value-type="string">
            <text:p>is diligent</text:p>
          </table:table-cell>
          <table:table-cell office:value-type="string">
            <text:p>I sacrificed something for my fellow beings... I stopped being lavish...</text:p>
          </table:table-cell>
          <table:table-cell table:number-columns-repeated="10"/>
        </table:table-row>
        <table:table-row table:style-name="ro1">
          <table:table-cell office:value-type="string">
            <text:p>khaki</text:p>
          </table:table-cell>
          <table:table-cell office:value-type="string">
            <text:p>is forgiving</text:p>
          </table:table-cell>
          <table:table-cell office:value-type="string">
            <text:p>I compensated for someone else's shortcoming and didn't murmur</text:p>
          </table:table-cell>
          <table:table-cell table:number-columns-repeated="10"/>
        </table:table-row>
        <table:table-row table:style-name="ro1">
          <table:table-cell office:value-type="string">
            <text:p>crimson</text:p>
          </table:table-cell>
          <table:table-cell office:value-type="string">
            <text:p>is humble</text:p>
          </table:table-cell>
          <table:table-cell office:value-type="string">
            <text:p>I said thank you for the blessings given to others, especially those I was tempted to envy</text:p>
          </table:table-cell>
          <table:table-cell table:number-columns-repeated="10"/>
        </table:table-row>
        <table:table-row table:style-name="ro1">
          <table:table-cell office:value-type="string">
            <text:p>green</text:p>
          </table:table-cell>
          <table:table-cell office:value-type="string">
            <text:p>is Joyful</text:p>
          </table:table-cell>
          <table:table-cell office:value-type="string">
            <text:p>I smiled at a stranger and tried to spread a smile around me</text:p>
          </table:table-cell>
          <table:table-cell table:number-columns-repeated="10"/>
        </table:table-row>
        <table:table-row table:style-name="ro1">
          <table:table-cell office:value-type="string">
            <text:p>blue</text:p>
          </table:table-cell>
          <table:table-cell office:value-type="string">
            <text:p>is kind</text:p>
          </table:table-cell>
          <table:table-cell office:value-type="string">
            <text:p>I prayed for someone who has hurt me or whom I have hurt</text:p>
          </table:table-cell>
          <table:table-cell table:number-columns-repeated="10"/>
        </table:table-row>
        <table:table-row table:style-name="ro1">
          <table:table-cell office:value-type="string">
            <text:p>blue</text:p>
          </table:table-cell>
          <table:table-cell office:value-type="string">
            <text:p>is kind</text:p>
          </table:table-cell>
          <table:table-cell office:value-type="string">
            <text:p>I said "sorry" to someone I have offended or forgave someone today</text:p>
          </table:table-cell>
          <table:table-cell table:number-columns-repeated="10"/>
        </table:table-row>
        <table:table-row table:style-name="ro1">
          <table:table-cell office:value-type="string">
            <text:p>red</text:p>
          </table:table-cell>
          <table:table-cell office:value-type="string">
            <text:p>is loving</text:p>
          </table:table-cell>
          <table:table-cell office:value-type="string">
            <text:p>I wished / kissed / hugged my parents and siblings</text:p>
          </table:table-cell>
          <table:table-cell table:number-columns-repeated="10"/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went for weekday mass</text:p>
          </table:table-cell>
          <table:table-cell table:number-columns-repeated="10"/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prayed a decade of rosary</text:p>
          </table:table-cell>
          <table:table-cell table:number-columns-repeated="10"/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did something to remember/reflect on the Passion/Jesus' suffering</text:p>
          </table:table-cell>
          <table:table-cell table:number-columns-repeated="10"/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said small prayers while travelling</text:p>
          </table:table-cell>
          <table:table-cell table:number-columns-repeated="10"/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found time for reflection today and increased my quiet time with God</text:p>
          </table:table-cell>
          <table:table-cell table:number-columns-repeated="10"/>
        </table:table-row>
        <table:table-row table:style-name="ro1">
          <table:table-cell office:value-type="string">
            <text:p>wheat</text:p>
          </table:table-cell>
          <table:table-cell office:value-type="string">
            <text:p>loves the Bible</text:p>
          </table:table-cell>
          <table:table-cell office:value-type="string">
            <text:p>I read some specific verses/chapters/passages of the Bible and committed it to memory</text:p>
          </table:table-cell>
          <table:table-cell table:number-columns-repeated="10"/>
        </table:table-row>
        <table:table-row table:style-name="ro1">
          <table:table-cell office:value-type="string">
            <text:p>brown</text:p>
          </table:table-cell>
          <table:table-cell office:value-type="string">
            <text:p>practices charity</text:p>
          </table:table-cell>
          <table:table-cell office:value-type="string">
            <text:p>I prayed for my friend</text:p>
          </table:table-cell>
          <table:table-cell table:number-columns-repeated="10"/>
        </table:table-row>
        <table:table-row table:style-name="ro1">
          <table:table-cell office:value-type="string">
            <text:p>brown</text:p>
          </table:table-cell>
          <table:table-cell office:value-type="string">
            <text:p>practices charity</text:p>
          </table:table-cell>
          <table:table-cell office:value-type="string">
            <text:p>I gave a lending ear to a friend</text:p>
          </table:table-cell>
          <table:table-cell table:number-columns-repeated="10"/>
        </table:table-row>
        <table:table-row table:style-name="ro1">
          <table:table-cell office:value-type="string">
            <text:p>orange</text:p>
          </table:table-cell>
          <table:table-cell office:value-type="string">
            <text:p>practices fortitude</text:p>
          </table:table-cell>
          <table:table-cell office:value-type="string">
            <text:p>I stopped myself from doing something that was bad... which I would have done out of my habit...</text:p>
          </table:table-cell>
          <table:table-cell table:number-columns-repeated="10"/>
        </table:table-row>
        <table:table-row table:style-name="ro1">
          <table:table-cell office:value-type="string">
            <text:p>purple</text:p>
          </table:table-cell>
          <table:table-cell office:value-type="string">
            <text:p>practices temperance</text:p>
          </table:table-cell>
          <table:table-cell office:value-type="string">
            <text:p>I decreased the amount of my favourite food</text:p>
          </table:table-cell>
          <table:table-cell table:number-columns-repeated="10"/>
        </table:table-row>
        <table:table-row table:style-name="ro1">
          <table:table-cell office:value-type="string">
            <text:p>purple</text:p>
          </table:table-cell>
          <table:table-cell office:value-type="string">
            <text:p>practices temperance</text:p>
          </table:table-cell>
          <table:table-cell office:value-type="string">
            <text:p>I limited my media involvement</text:p>
          </table:table-cell>
          <table:table-cell table:number-columns-repeated="10"/>
        </table:table-row>
        <table:table-row table:style-name="ro1">
          <table:table-cell office:value-type="string">
            <text:p>gold</text:p>
          </table:table-cell>
          <table:table-cell office:value-type="string">
            <text:p>practices temperance</text:p>
          </table:table-cell>
          <table:table-cell office:value-type="string">
            <text:p>I consciously checked any offensive words</text:p>
          </table:table-cell>
          <table:table-cell table:number-columns-repeated="10"/>
        </table:table-row>
        <table:table-row table:style-name="ro1">
          <table:table-cell office:value-type="string">
            <text:p>olive</text:p>
          </table:table-cell>
          <table:table-cell office:value-type="string">
            <text:p>strives for purity</text:p>
          </table:table-cell>
          <table:table-cell office:value-type="string">
            <text:p>I examine my conscience and went for Confession</text:p>
          </table:table-cell>
          <table:table-cell table:number-columns-repeated="10"/>
        </table:table-row>
        <table:table-row table:style-name="ro1">
          <table:table-cell office:value-type="string">
            <text:p>olive</text:p>
          </table:table-cell>
          <table:table-cell office:value-type="string">
            <text:p>strives for purity</text:p>
          </table:table-cell>
          <table:table-cell office:value-type="string">
            <text:p>I tried not to sin or fall to temptation</text:p>
          </table:table-cell>
          <table:table-cell table:number-columns-repeated="10"/>
        </table:table-row>
        <table:table-row table:style-name="ro1">
          <table:table-cell office:value-type="string">
            <text:p>violet</text:p>
          </table:table-cell>
          <table:table-cell office:value-type="string">
            <text:p>trusts in Jesus</text:p>
          </table:table-cell>
          <table:table-cell office:value-type="string">
            <text:p>I said “Thank You Jesus” even when it didn't go as I planned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Indigo</text:p>
          </table:table-cell>
          <table:table-cell office:value-type="string">
            <text:p>is diligent</text:p>
          </table:table-cell>
          <table:table-cell office:value-type="string">
            <text:p>I sacrificed something for my fellow beings... I stopped being lavish...</text:p>
          </table:table-cell>
          <table:table-cell table:style-name="ce2" office:value-type="string">
            <text:p>{"pic":"</text:p>
          </table:table-cell>
          <table:table-cell table:style-name="ce2" table:formula="of:=PROPER([.A26])" office:value-type="string" office:string-value="Indigo">
            <text:p>Indigo</text:p>
          </table:table-cell>
          <table:table-cell table:style-name="ce2" office:value-type="string">
            <text:p>", "virtue":"</text:p>
          </table:table-cell>
          <table:table-cell table:style-name="ce2" table:formula="of:=[.B26]" office:value-type="string" office:string-value="is diligent">
            <text:p>is diligent</text:p>
          </table:table-cell>
          <table:table-cell table:style-name="ce2" office:value-type="string">
            <text:p>", "cross_heading":"</text:p>
          </table:table-cell>
          <table:table-cell table:style-name="ce2" table:formula="of:=[.E26]" office:value-type="string" office:string-value="Indigo">
            <text:p>Indigo</text:p>
          </table:table-cell>
          <table:table-cell table:style-name="ce3" office:value-type="string">
            <text:p><text:s/>cross", "cross_text":"</text:p>
          </table:table-cell>
          <table:table-cell table:style-name="ce2" table:formula="of:=[.C26]" office:value-type="string" office:string-value="I sacrificed something for my fellow beings... I stopped being lavish...">
            <text:p>I sacrificed something for my fellow beings... I stopped being lavish...</text:p>
          </table:table-cell>
          <table:table-cell table:style-name="ce2" office:value-type="string">
            <text:p>"},</text:p>
          </table:table-cell>
          <table:table-cell table:formula="of:=CONCATENATE([.$D$26];[.A26];[.$F$26];[.B26];[.$H$26];[.A26];[.$J$26];[.C26];[.$L$26])" office:value-type="string" office:string-value="{&quot;pic&quot;:&quot;Indigo&quot;, &quot;virtue&quot;:&quot;is diligent&quot;, &quot;cross_heading&quot;:&quot;Indigo cross&quot;, &quot;cross_text&quot;:&quot;I sacrificed something for my fellow beings... I stopped being lavish...&quot;},">
            <text:p>{"pic":"Indigo", "virtue":"is diligent", "cross_heading":"Indigo cross", "cross_text":"I sacrificed something for my fellow beings... I stopped being lavish..."},</text:p>
          </table:table-cell>
        </table:table-row>
        <table:table-row table:style-name="ro1">
          <table:table-cell office:value-type="string">
            <text:p>Color</text:p>
          </table:table-cell>
          <table:table-cell office:value-type="string">
            <text:p>Virtue</text:p>
          </table:table-cell>
          <table:table-cell office:value-type="string">
            <text:p>Action</text:p>
          </table:table-cell>
          <table:table-cell table:number-columns-repeated="7"/>
          <table:table-cell table:style-name="ce2" table:number-columns-repeated="2"/>
          <table:table-cell table:formula="of:=CONCATENATE([.$D$26];[.A27];[.$F$26];[.B27];[.$H$26];[.A27];[.$J$26];[.C27];[.$L$26])" office:value-type="string" office:string-value="{&quot;pic&quot;:&quot;Color&quot;, &quot;virtue&quot;:&quot;Virtue&quot;, &quot;cross_heading&quot;:&quot;Color cross&quot;, &quot;cross_text&quot;:&quot;Action&quot;},">
            <text:p>{"pic":"Color", "virtue":"Virtue", "cross_heading":"Color cross", "cross_text":"Action"},</text:p>
          </table:table-cell>
        </table:table-row>
        <table:table-row table:style-name="ro1">
          <table:table-cell office:value-type="string">
            <text:p>Indigo</text:p>
          </table:table-cell>
          <table:table-cell office:value-type="string">
            <text:p>is diligent</text:p>
          </table:table-cell>
          <table:table-cell office:value-type="string">
            <text:p>I sacrificed something for my fellow beings... I stopped being lavish...</text:p>
          </table:table-cell>
          <table:table-cell table:number-columns-repeated="9"/>
          <table:table-cell table:formula="of:=CONCATENATE([.$D$26];[.A28];[.$F$26];[.B28];[.$H$26];[.A28];[.$J$26];[.C28];[.$L$26])" office:value-type="string" office:string-value="{&quot;pic&quot;:&quot;Indigo&quot;, &quot;virtue&quot;:&quot;is diligent&quot;, &quot;cross_heading&quot;:&quot;Indigo cross&quot;, &quot;cross_text&quot;:&quot;I sacrificed something for my fellow beings... I stopped being lavish...&quot;},">
            <text:p>{"pic":"Indigo", "virtue":"is diligent", "cross_heading":"Indigo cross", "cross_text":"I sacrificed something for my fellow beings... I stopped being lavish..."},</text:p>
          </table:table-cell>
        </table:table-row>
        <table:table-row table:style-name="ro2">
          <table:table-cell office:value-type="string">
            <text:p>Khaki</text:p>
          </table:table-cell>
          <table:table-cell office:value-type="string">
            <text:p>is forgiving</text:p>
          </table:table-cell>
          <table:table-cell office:value-type="string">
            <text:p>I compensated for someone else's shortcoming and didn't murmur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29];[.$F$26];[.B29];[.$H$26];[.A29];[.$J$26];[.C29];[.$L$26])" office:value-type="string" office:string-value="{&quot;pic&quot;:&quot;Khaki&quot;, &quot;virtue&quot;:&quot;is forgiving&quot;, &quot;cross_heading&quot;:&quot;Khaki cross&quot;, &quot;cross_text&quot;:&quot;I compensated for someone else's shortcoming and didn't murmur&quot;},">
            <text:p>{"pic":"Khaki", "virtue":"is forgiving", "cross_heading":"Khaki cross", "cross_text":"I compensated for someone else's shortcoming and didn't murmur"},</text:p>
          </table:table-cell>
        </table:table-row>
        <table:table-row table:style-name="ro1">
          <table:table-cell office:value-type="string">
            <text:p>Crimson</text:p>
          </table:table-cell>
          <table:table-cell office:value-type="string">
            <text:p>is humble</text:p>
          </table:table-cell>
          <table:table-cell office:value-type="string">
            <text:p>I said thank you for the blessings given to others, especially those I was tempted to envy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0];[.$F$26];[.B30];[.$H$26];[.A30];[.$J$26];[.C30];[.$L$26])" office:value-type="string" office:string-value="{&quot;pic&quot;:&quot;Crimson&quot;, &quot;virtue&quot;:&quot;is humble&quot;, &quot;cross_heading&quot;:&quot;Crimson cross&quot;, &quot;cross_text&quot;:&quot;I said thank you for the blessings given to others, especially those I was tempted to envy&quot;},">
            <text:p>{"pic":"Crimson", "virtue":"is humble", "cross_heading":"Crimson cross", "cross_text":"I said thank you for the blessings given to others, especially those I was tempted to envy"},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is Joyful</text:p>
          </table:table-cell>
          <table:table-cell office:value-type="string">
            <text:p>I smiled at a stranger and tried to spread a smile around me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1];[.$F$26];[.B31];[.$H$26];[.A31];[.$J$26];[.C31];[.$L$26])" office:value-type="string" office:string-value="{&quot;pic&quot;:&quot;Green&quot;, &quot;virtue&quot;:&quot;is Joyful&quot;, &quot;cross_heading&quot;:&quot;Green cross&quot;, &quot;cross_text&quot;:&quot;I smiled at a stranger and tried to spread a smile around me&quot;},">
            <text:p>{"pic":"Green", "virtue":"is Joyful", "cross_heading":"Green cross", "cross_text":"I smiled at a stranger and tried to spread a smile around me"},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is kind</text:p>
          </table:table-cell>
          <table:table-cell office:value-type="string">
            <text:p>I prayed for someone who has hurt me or whom I have hurt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2];[.$F$26];[.B32];[.$H$26];[.A32];[.$J$26];[.C32];[.$L$26])" office:value-type="string" office:string-value="{&quot;pic&quot;:&quot;Blue&quot;, &quot;virtue&quot;:&quot;is kind&quot;, &quot;cross_heading&quot;:&quot;Blue cross&quot;, &quot;cross_text&quot;:&quot;I prayed for someone who has hurt me or whom I have hurt&quot;},">
            <text:p>{"pic":"Blue", "virtue":"is kind", "cross_heading":"Blue cross", "cross_text":"I prayed for someone who has hurt me or whom I have hurt"},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is kind</text:p>
          </table:table-cell>
          <table:table-cell office:value-type="string">
            <text:p>I said "sorry" to someone I have offended or forgave someone today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3];[.$F$26];[.B33];[.$H$26];[.A33];[.$J$26];[.C33];[.$L$26])" office:value-type="string" office:string-value="{&quot;pic&quot;:&quot;Blue&quot;, &quot;virtue&quot;:&quot;is kind&quot;, &quot;cross_heading&quot;:&quot;Blue cross&quot;, &quot;cross_text&quot;:&quot;I said &quot;sorry&quot; to someone I have offended or forgave someone today&quot;},">
            <text:p>{"pic":"Blue", "virtue":"is kind", "cross_heading":"Blue cross", "cross_text":"I said "sorry" to someone I have offended or forgave someone today"},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is loving</text:p>
          </table:table-cell>
          <table:table-cell office:value-type="string">
            <text:p>I wished / kissed / hugged my parents and siblings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4];[.$F$26];[.B34];[.$H$26];[.A34];[.$J$26];[.C34];[.$L$26])" office:value-type="string" office:string-value="{&quot;pic&quot;:&quot;Red&quot;, &quot;virtue&quot;:&quot;is loving&quot;, &quot;cross_heading&quot;:&quot;Red cross&quot;, &quot;cross_text&quot;:&quot;I wished / kissed / hugged my parents and siblings&quot;},">
            <text:p>{"pic":"Red", "virtue":"is loving", "cross_heading":"Red cross", "cross_text":"I wished / kissed / hugged my parents and siblings"},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went for weekday mass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5];[.$F$26];[.B35];[.$H$26];[.A35];[.$J$26];[.C35];[.$L$26])" office:value-type="string" office:string-value="{&quot;pic&quot;:&quot;Gold&quot;, &quot;virtue&quot;:&quot;is prayerful&quot;, &quot;cross_heading&quot;:&quot;Gold cross&quot;, &quot;cross_text&quot;:&quot;I went for weekday mass&quot;},">
            <text:p>{"pic":"Gold", "virtue":"is prayerful", "cross_heading":"Gold cross", "cross_text":"I went for weekday mass"},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prayed a decade of rosary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6];[.$F$26];[.B36];[.$H$26];[.A36];[.$J$26];[.C36];[.$L$26])" office:value-type="string" office:string-value="{&quot;pic&quot;:&quot;Gold&quot;, &quot;virtue&quot;:&quot;is prayerful&quot;, &quot;cross_heading&quot;:&quot;Gold cross&quot;, &quot;cross_text&quot;:&quot;I prayed a decade of rosary&quot;},">
            <text:p>{"pic":"Gold", "virtue":"is prayerful", "cross_heading":"Gold cross", "cross_text":"I prayed a decade of rosary"},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did something to remember/reflect on the Passion/Jesus' suffering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7];[.$F$26];[.B37];[.$H$26];[.A37];[.$J$26];[.C37];[.$L$26])" office:value-type="string" office:string-value="{&quot;pic&quot;:&quot;Gold&quot;, &quot;virtue&quot;:&quot;is prayerful&quot;, &quot;cross_heading&quot;:&quot;Gold cross&quot;, &quot;cross_text&quot;:&quot;I did something to remember/reflect on the Passion/Jesus' suffering&quot;},">
            <text:p>{"pic":"Gold", "virtue":"is prayerful", "cross_heading":"Gold cross", "cross_text":"I did something to remember/reflect on the Passion/Jesus' suffering"},</text:p>
          </table:table-cell>
        </table:table-row>
        <table:table-row table:style-name="ro2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said small prayers while travelling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8];[.$F$26];[.B38];[.$H$26];[.A38];[.$J$26];[.C38];[.$L$26])" office:value-type="string" office:string-value="{&quot;pic&quot;:&quot;Gold&quot;, &quot;virtue&quot;:&quot;is prayerful&quot;, &quot;cross_heading&quot;:&quot;Gold cross&quot;, &quot;cross_text&quot;:&quot;I said small prayers while travelling&quot;},">
            <text:p>{"pic":"Gold", "virtue":"is prayerful", "cross_heading":"Gold cross", "cross_text":"I said small prayers while travelling"},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is prayerful</text:p>
          </table:table-cell>
          <table:table-cell office:value-type="string">
            <text:p>I found time for reflection today and increased my quiet time with God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39];[.$F$26];[.B39];[.$H$26];[.A39];[.$J$26];[.C39];[.$L$26])" office:value-type="string" office:string-value="{&quot;pic&quot;:&quot;Gold&quot;, &quot;virtue&quot;:&quot;is prayerful&quot;, &quot;cross_heading&quot;:&quot;Gold cross&quot;, &quot;cross_text&quot;:&quot;I found time for reflection today and increased my quiet time with God&quot;},">
            <text:p>{"pic":"Gold", "virtue":"is prayerful", "cross_heading":"Gold cross", "cross_text":"I found time for reflection today and increased my quiet time with God"},</text:p>
          </table:table-cell>
        </table:table-row>
        <table:table-row table:style-name="ro1">
          <table:table-cell office:value-type="string">
            <text:p>Pink</text:p>
          </table:table-cell>
          <table:table-cell office:value-type="string">
            <text:p>loves the Bible</text:p>
          </table:table-cell>
          <table:table-cell office:value-type="string">
            <text:p>I read some specific verses/chapters/passages of the Bible and committed it to memory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0];[.$F$26];[.B40];[.$H$26];[.A40];[.$J$26];[.C40];[.$L$26])" office:value-type="string" office:string-value="{&quot;pic&quot;:&quot;Pink&quot;, &quot;virtue&quot;:&quot;loves the Bible&quot;, &quot;cross_heading&quot;:&quot;Pink cross&quot;, &quot;cross_text&quot;:&quot;I read some specific verses/chapters/passages of the Bible and committed it to memory&quot;},">
            <text:p>{"pic":"Pink", "virtue":"loves the Bible", "cross_heading":"Pink cross", "cross_text":"I read some specific verses/chapters/passages of the Bible and committed it to memory"},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practices charity</text:p>
          </table:table-cell>
          <table:table-cell office:value-type="string">
            <text:p>I prayed for my friend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1];[.$F$26];[.B41];[.$H$26];[.A41];[.$J$26];[.C41];[.$L$26])" office:value-type="string" office:string-value="{&quot;pic&quot;:&quot;Brown&quot;, &quot;virtue&quot;:&quot;practices charity&quot;, &quot;cross_heading&quot;:&quot;Brown cross&quot;, &quot;cross_text&quot;:&quot;I prayed for my friend&quot;},">
            <text:p>{"pic":"Brown", "virtue":"practices charity", "cross_heading":"Brown cross", "cross_text":"I prayed for my friend"},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practices charity</text:p>
          </table:table-cell>
          <table:table-cell office:value-type="string">
            <text:p>I gave a lending ear to a friend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2];[.$F$26];[.B42];[.$H$26];[.A42];[.$J$26];[.C42];[.$L$26])" office:value-type="string" office:string-value="{&quot;pic&quot;:&quot;Brown&quot;, &quot;virtue&quot;:&quot;practices charity&quot;, &quot;cross_heading&quot;:&quot;Brown cross&quot;, &quot;cross_text&quot;:&quot;I gave a lending ear to a friend&quot;},">
            <text:p>{"pic":"Brown", "virtue":"practices charity", "cross_heading":"Brown cross", "cross_text":"I gave a lending ear to a friend"},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practices fortitude</text:p>
          </table:table-cell>
          <table:table-cell office:value-type="string">
            <text:p>I stopped myself from doing something that was bad... which I would have done out of my habit...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3];[.$F$26];[.B43];[.$H$26];[.A43];[.$J$26];[.C43];[.$L$26])" office:value-type="string" office:string-value="{&quot;pic&quot;:&quot;Orange&quot;, &quot;virtue&quot;:&quot;practices fortitude&quot;, &quot;cross_heading&quot;:&quot;Orange cross&quot;, &quot;cross_text&quot;:&quot;I stopped myself from doing something that was bad... which I would have done out of my habit...&quot;},">
            <text:p>{"pic":"Orange", "virtue":"practices fortitude", "cross_heading":"Orange cross", "cross_text":"I stopped myself from doing something that was bad... which I would have done out of my habit..."},</text:p>
          </table:table-cell>
        </table:table-row>
        <table:table-row table:style-name="ro2">
          <table:table-cell office:value-type="string">
            <text:p>Purple</text:p>
          </table:table-cell>
          <table:table-cell office:value-type="string">
            <text:p>practices temperance</text:p>
          </table:table-cell>
          <table:table-cell office:value-type="string">
            <text:p>I decreased the amount of my favourite food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4];[.$F$26];[.B44];[.$H$26];[.A44];[.$J$26];[.C44];[.$L$26])" office:value-type="string" office:string-value="{&quot;pic&quot;:&quot;Purple&quot;, &quot;virtue&quot;:&quot;practices temperance&quot;, &quot;cross_heading&quot;:&quot;Purple cross&quot;, &quot;cross_text&quot;:&quot;I decreased the amount of my favourite food&quot;},">
            <text:p>{"pic":"Purple", "virtue":"practices temperance", "cross_heading":"Purple cross", "cross_text":"I decreased the amount of my favourite food"},</text:p>
          </table:table-cell>
        </table:table-row>
        <table:table-row table:style-name="ro1">
          <table:table-cell office:value-type="string">
            <text:p>Purple</text:p>
          </table:table-cell>
          <table:table-cell office:value-type="string">
            <text:p>practices temperance</text:p>
          </table:table-cell>
          <table:table-cell office:value-type="string">
            <text:p>I limited my media involvement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5];[.$F$26];[.B45];[.$H$26];[.A45];[.$J$26];[.C45];[.$L$26])" office:value-type="string" office:string-value="{&quot;pic&quot;:&quot;Purple&quot;, &quot;virtue&quot;:&quot;practices temperance&quot;, &quot;cross_heading&quot;:&quot;Purple cross&quot;, &quot;cross_text&quot;:&quot;I limited my media involvement&quot;},">
            <text:p>{"pic":"Purple", "virtue":"practices temperance", "cross_heading":"Purple cross", "cross_text":"I limited my media involvement"},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practices temperance</text:p>
          </table:table-cell>
          <table:table-cell office:value-type="string">
            <text:p>I consciously checked any offensive words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6];[.$F$26];[.B46];[.$H$26];[.A46];[.$J$26];[.C46];[.$L$26])" office:value-type="string" office:string-value="{&quot;pic&quot;:&quot;Gold&quot;, &quot;virtue&quot;:&quot;practices temperance&quot;, &quot;cross_heading&quot;:&quot;Gold cross&quot;, &quot;cross_text&quot;:&quot;I consciously checked any offensive words&quot;},">
            <text:p>{"pic":"Gold", "virtue":"practices temperance", "cross_heading":"Gold cross", "cross_text":"I consciously checked any offensive words"},</text:p>
          </table:table-cell>
        </table:table-row>
        <table:table-row table:style-name="ro1">
          <table:table-cell office:value-type="string">
            <text:p>Olive</text:p>
          </table:table-cell>
          <table:table-cell office:value-type="string">
            <text:p>strives for purity</text:p>
          </table:table-cell>
          <table:table-cell office:value-type="string">
            <text:p>I examine my conscience and went for Confession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7];[.$F$26];[.B47];[.$H$26];[.A47];[.$J$26];[.C47];[.$L$26])" office:value-type="string" office:string-value="{&quot;pic&quot;:&quot;Olive&quot;, &quot;virtue&quot;:&quot;strives for purity&quot;, &quot;cross_heading&quot;:&quot;Olive cross&quot;, &quot;cross_text&quot;:&quot;I examine my conscience and went for Confession&quot;},">
            <text:p>{"pic":"Olive", "virtue":"strives for purity", "cross_heading":"Olive cross", "cross_text":"I examine my conscience and went for Confession"},</text:p>
          </table:table-cell>
        </table:table-row>
        <table:table-row table:style-name="ro1">
          <table:table-cell office:value-type="string">
            <text:p>Olive</text:p>
          </table:table-cell>
          <table:table-cell office:value-type="string">
            <text:p>strives for purity</text:p>
          </table:table-cell>
          <table:table-cell office:value-type="string">
            <text:p>I tried not to sin or fall to temptation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8];[.$F$26];[.B48];[.$H$26];[.A48];[.$J$26];[.C48];[.$L$26])" office:value-type="string" office:string-value="{&quot;pic&quot;:&quot;Olive&quot;, &quot;virtue&quot;:&quot;strives for purity&quot;, &quot;cross_heading&quot;:&quot;Olive cross&quot;, &quot;cross_text&quot;:&quot;I tried not to sin or fall to temptation&quot;},">
            <text:p>{"pic":"Olive", "virtue":"strives for purity", "cross_heading":"Olive cross", "cross_text":"I tried not to sin or fall to temptation"},</text:p>
          </table:table-cell>
        </table:table-row>
        <table:table-row table:style-name="ro1">
          <table:table-cell office:value-type="string">
            <text:p>Violet</text:p>
          </table:table-cell>
          <table:table-cell office:value-type="string">
            <text:p>trusts in Jesus</text:p>
          </table:table-cell>
          <table:table-cell office:value-type="string">
            <text:p>I said “Thank You Jesus” even when it didn't go as I planned</text:p>
          </table:table-cell>
          <table:table-cell table:style-name="ce2" office:value-type="string">
            <text:p>{"pic":"</text:p>
          </table:table-cell>
          <table:table-cell table:number-columns-repeated="8"/>
          <table:table-cell table:formula="of:=CONCATENATE([.$D$26];[.A49];[.$F$26];[.B49];[.$H$26];[.A49];[.$J$26];[.C49];[.$L$26])" office:value-type="string" office:string-value="{&quot;pic&quot;:&quot;Violet&quot;, &quot;virtue&quot;:&quot;trusts in Jesus&quot;, &quot;cross_heading&quot;:&quot;Violet cross&quot;, &quot;cross_text&quot;:&quot;I said “Thank You Jesus” even when it didn't go as I planned&quot;},">
            <text:p>{"pic":"Violet", "virtue":"trusts in Jesus", "cross_heading":"Violet cross", "cross_text":"I said “Thank You Jesus” even when it didn't go as I planned"},</text:p>
          </table:table-cell>
        </table:table-row>
        <table:table-row table:style-name="ro1">
          <table:table-cell table:number-columns-repeated="3"/>
          <table:table-cell table:number-columns-repeated="9"/>
          <table:table-cell table:formula="of:=CONCATENATE([.$D$26];[.A50];[.$F$26];[.B50];[.$H$26];[.A50];[.$J$26];[.C50];[.$L$26])" office:value-type="string" office:string-value="{&quot;pic&quot;:&quot;&quot;, &quot;virtue&quot;:&quot;&quot;, &quot;cross_heading&quot;:&quot; cross&quot;, &quot;cross_text&quot;:&quot;&quot;},">
            <text:p>{"pic":"", "virtue":"", "cross_heading":" cross", "cross_text":""},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 office:value-type="string">
            <text:p>About the application: </text:p>
          </table:table-cell>
        </table:table-row>
        <table:table-row table:style-name="ro1">
          <table:table-cell office:value-type="string">
            <text:p>* couldn't change whatever selected, also not able to select for future days or change this.</text:p>
          </table:table-cell>
        </table:table-row>
        <table:table-row table:style-name="ro1">
          <table:table-cell office:value-type="string">
            <text:p>* few options for crosses</text:p>
          </table:table-cell>
        </table:table-row>
        <table:table-row table:style-name="ro2">
          <table:table-cell office:value-type="string">
            <text:p>* it just says jobin is <text:s/>kind</text:p>
          </table:table-cell>
        </table:table-row>
        <table:table-row table:style-name="ro2">
          <table:table-cell office:value-type="string">
            <text:p>* give suggetion in random order</text:p>
          </table:table-cell>
        </table:table-row>
        <table:table-row table:style-name="ro1">
          <table:table-cell office:value-type="string">
            <text:p>* The idea is still fuzzy to me.</text:p>
          </table:table-cell>
        </table:table-row>
        <table:table-row table:style-name="ro1">
          <table:table-cell office:value-type="string">
            <text:p>* It is taking a lot of time for loading</text:p>
          </table:table-cell>
        </table:table-row>
        <table:table-row table:style-name="ro2">
          <table:table-cell office:value-type="string">
            <text:p>* how is my lenten activites being connected to an online platform</text:p>
          </table:table-cell>
        </table:table-row>
        <table:table-row table:style-name="ro1">
          <table:table-cell office:value-type="string">
            <text:p>* Each week Review/ modify current Lenten goals. (Maybe slowly add more Lenten practices)</text:p>
          </table:table-cell>
        </table:table-row>
      </table:table>
      <table:database-ranges>
        <table:database-range table:target-range-address="Sheet3.A1:Sheet3.C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2/28/2015</text:date>, <text:time>09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08:36:52.44</meta:creation-date>
    <meta:editing-duration>PT11M25S</meta:editing-duration>
    <meta:editing-cycles>4</meta:editing-cycles>
    <meta:generator>OpenOffice/4.1.1$Win32 OpenOffice.org_project/411m6$Build-9775</meta:generator>
    <meta:initial-creator>Jobin Jacob Kavalam</meta:initial-creator>
    <dc:date>2015-02-28T09:41:48.93</dc:date>
    <dc:creator>Jobin Jacob Kavalam</dc:creator>
    <meta:document-statistic meta:table-count="4" meta:cell-count="480" meta:object-count="0"/>
  </office:meta>
</office:document-meta>
</file>